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7208" officeooo:paragraph-rsid="00057208"/>
    </style:style>
    <style:style style:name="P2" style:family="paragraph" style:parent-style-name="Standard">
      <style:text-properties officeooo:rsid="0006ff12" officeooo:paragraph-rsid="0006ff12"/>
    </style:style>
    <style:style style:name="P3" style:family="paragraph" style:parent-style-name="Standard">
      <style:text-properties officeooo:rsid="000922ce" officeooo:paragraph-rsid="000922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mbolic MNA scratch pad</text:p>
      <text:p text:style-name="P1"/>
      <text:p text:style-name="P1"/>
      <text:p text:style-name="P2">From Symbolic modified nodal analysis example</text:p>
      <text:p text:style-name="P2"/>
      <text:p text:style-name="P1">## Abstract {.unnumbered}</text:p>
      <text:p text:style-name="P1">This [JupyterLab notebook](https://jupyterlab.readthedocs.io/en/latest/) uses the [SymPy](https://www.sympy.org/), [NumPy](https://numpy.org/),[SciPy](https://scipy.org/) and the [Python](https://www.python.org/) programming language libraries to analyize an electrical circuit. A circuit analysis method called the [Modified Nodal Analysis](https://en.wikipedia.org/wiki/Modified_nodal_analysis) was used to derive the symbolic circuit equations and Python libraries were used to solve the equations. The purpose of this analysis is to demonstrate the capability of using the Python libraries in electrical engineering circuit analysis. A link to my Jupyter Notebook rendered as a web page is here.</text:p>
      <text:p text:style-name="P1"/>
      <text:p text:style-name="P3">References Sources</text:p>
      <text:p text:style-name="P3"/>
      <text:p text:style-name="P3">References to sources are provided as hyperlinks. A traditional bibliography is not included.</text:p>
      <text:p text:style-name="P3"/>
      <text:p text:style-name="P3"/>
      <text:p text:style-name="P3"/>
      <text:p text:style-name="P3"><text:s/>Bibliography</text:p>
      <text:p text:style-name="P3"/>
      <text:p text:style-name="P3">If you are using Chicago style footnotes or endnotes, you should include a bibliography at the end of your paper that provides complete citation information for all of the sources you cite in your paper. Bibliography entries are formatted differently from notes. For bibliography entries, you list the sources alphabetically by last name, so you will list the last name of the author or creator first in each entry. You should single-space within a bibliography entry and double-space between them. When an entry goes longer than one line, use a hanging indent of .5 inches for subsequent lines. Here’s a link to a sample bibliography that shows layout and spacing. You can find a sample of note format here. </text:p>
      <text:p text:style-name="P3"/>
      <text:p text:style-name="P3">A bibliography is a list of all the sources you consulted while writing your paper. Every book, article, and even video you used to gather information for your paper needs to be cited in your bibliography so your instructor (and any others reading your work) can trace the facts, statistics, and insights back to their original sources. </text:p>
      <text:p text:style-name="P3"/>
      <text:p text:style-name="P3">A bibliography is the list of sources a work’s author used to create the work. It accompanies just about every type of academic writing, like essays, research papers, and reports. You might also find a brief, less formal bibliography at the end of a journalistic piece, presentation, or video when the author feels it’s necessary to cite their sources. In nearly all academic instances, a bibliography is required. </text:p>
      <text:p text:style-name="P3"/>
      <text:p text:style-name="P3">Not including a bibliography (or including an incomplete, incorrect, or falsified bibliography) can be considered an act of plagiarism, which can lead to a failing grade, being dropped from your course or program, and even being suspended or expelled from your school. </text:p>
      <text:p text:style-name="P3"/>
      <text:p text:style-name="P3">The term “bibliography” is a catch-all for any list of sources cited at the end of an academic work. Certain style guides use different terminology to refer to bibliographies. For example, MLA format refers to a paper’s bibliography as its Works Cited page. APA refers to it as the References page. No <text:soft-page-break/>matter which style guide you’re using, the process for writing a bibliography is generally the same. The primary difference between the different style guides is how the bibliography is formatted. </text:p>
      <text:p text:style-name="P3"/>
      <text:p text:style-name="P3">URLs vs. DOIs</text:p>
      <text:p text:style-name="P3"/>
      <text:p text:style-name="P3">While citation styles can vary greatly in their particulars, most major styles (including APA, MLA, and Chicago) require writers to include either a URL or a DOI in citations for digital content whenever possible. You do not normally need to include both.</text:p>
      <text:p text:style-name="P3"/>
      <text:p text:style-name="P3">This resource explains the difference between URLs and DOIs and briefly describes how to incorporate either form of information into your citations.</text:p>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31T11:44:11.362692529</meta:creation-date>
    <dc:date>2023-12-31T16:17:42.806227564</dc:date>
    <meta:editing-duration>PT31M25S</meta:editing-duration>
    <meta:editing-cycles>3</meta:editing-cycles>
    <meta:generator>LibreOffice/7.3.7.2$Linux_X86_64 LibreOffice_project/30$Build-2</meta:generator>
    <meta:document-statistic meta:table-count="0" meta:image-count="0" meta:object-count="0" meta:page-count="2" meta:paragraph-count="15" meta:word-count="541" meta:character-count="3562" meta:non-whitespace-character-count="3030"/>
  </office:meta>
</office:document-meta>
</file>